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bold"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bold" style:font-weight-asian="bold" style:font-weight-complex="bol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HAPITRE VII: Energétique cellulaire</text:p>
      <text:p text:style-name="P1"/>
      <text:p text:style-name="P1"/>
      <text:p text:style-name="P3">1-Le cycle du citrate:</text:p>
      <text:p text:style-name="P4"/>
      <text:p text:style-name="P4">Il a deux autres noms dont le cycle des acides trycarboxilique,ou encore le cycle de krebs. C'est un cycle parce que la première molécule qui rentre dans ce cycle c'est également la dernière (oxalo acétate). Le cycle de krebs est le principal mécanisme de l'utilisation de l'acétyl co A de la cellule. Il permet de dégrader l'acétyl co A en CO2 et en H2O. Les co enzyme généré par le cycle de creps vont etre pris en charge par les chaines respiratoire dans les mitochondrie de l'eau vaetre produite et surtout au niveau de ces chaines une cgrosse quantité d'ATP ve etre prodioite l' »ensemble de ces vois c'est le voie oxydative. Au cours de cette voie on va produire un nombre assez important d'aTP. Pour qu'elle puisse se faire il faut que la cellue soit en preésence d'O2. La deuxième condition c'est que la cellule soit capable de la faire te il faut qu'il y est de l'O2. Les cellules capables de suivre cette voies sont les cellules eucaryotes et quelques cellules procaryotes. On a des molécule du cycle de krebs sont des intermédiares et meme des ppoints de dsépart de certains métabolisme. L'oxalo acétate interveient aussi dans la néo gluco génése.</text:p>
      <text:p text:style-name="P4"/>
      <text:p text:style-name="P3">2/La chaine respiratoire et les phosphorylations oxydatrives.</text:p>
      <text:p text:style-name="P4"/>
      <text:p text:style-name="P3">2.1/La chaine respiratoire:</text:p>
      <text:p text:style-name="P4"/>
      <text:p text:style-name="P4">Ces complexe sont ancrés dans la membrane interne de la mitochondrie, on a une enzyme essentieele qui est l'ATP synthase. Elle servent à réoxyder des co enzyme au cours des différente voi métabolique. Le Nadh;H+ est pris en chrage au niveau du complexe &amp; alors que le est pris en charge au niveay du complexe <text:s/>2. Les complexe vont prendre les e- transporté, les protons vont s'accumuler dans la matrice mitochondriale. Les deux protons restent dans la matrices ou ils'accumilent les e- transitent de complexes en complexes. Au niveau de complexe on trouve inaccepteur final qui est l'o2 une demi molécule d'O2 permet de former une molécule d'O2. Au niveau des complexes un trois et 4 les protons vont pouvoir traverser et créer entre l'espace intermembranaire quicréer le force protomotrice. Accumulation de protons dans l'espace intermembranaire ce qui créer la force protomotrice ainsi les protons doivent retourner dans la matrioce pour équilibrer les concentration en suivant la règle de diffusion le retour va se faire ne passant par les ATP synthases. En traversant il vont permettre le fabrication d'ATP. Une cellule doit régénerer les co enzym A. En présence d(O2 ces co enzymes osnt pris en charge par la chaine respiratoire. Ils vont traverser l'ATP synthase 3 par 3 par un mécanisme qui est la phosphorilkation oxydative. Le passage de ce strois prootns fourni suffisament d'énergie pour phosphoriler l'ADP. L'ATP synthase est une nanoturbine. Dans l'ATP synthase on a une partie fixe et une partie qui peut tourner ces trois protons vont permettre la rotation du rotor et cela va libérer suffisament d'énergi pour etre stocker sous forme d'énergie. Une molécule de NADH,H+ contient 10 protons donc 3 ATP. Dans le FADH2 6 protons sont accumulés donc on va pouvoir fabriquer 2 ATP. C'est la loi de Mitchel. Les protons peuvent traverser les complexes c'est une question de différenciel de potentiel c'est une question de delta E'0 les électron transitent des couples avec le potentiel le plus faibles vers le plus fors, NADP+ ale plus faible et O2 le plus fort. Cet échange a lieu le différenciel ets suffisament important pour permettre le trasnfére. Delta G'0=-nFdelta E'0 si on calcule ce delta entre tous les couples de la chaines il ya trois ou il est inférieur à -30 ces trois couples permettent ce trasnfert.</text:p>
      <text:p text:style-name="P4"/>
      <text:p text:style-name="P3"/>
      <text:p text:style-name="P3"/>
      <text:p text:style-name="P3"><text:soft-page-break/>3/Bilans comparés du catabolisme de différents types de molécules.</text:p>
      <text:p text:style-name="P4"/>
      <text:p text:style-name="P2">3-1/Bilan du catabolisme d'un glucide:glucose</text:p>
      <text:p text:style-name="P3"/>
      <text:p text:style-name="P4">3°</text:p>
      <text:p text:style-name="P4"/>
      <text:p text:style-name="P4"/>
      <text:p text:style-name="P4"/>
      <text:p text:style-name="P4"><text:span text:style-name="T1">Glycolyse</text:span>:-2 pyruvates</text:p>
      <text:p text:style-name="P4"><text:tab/> <text:s text:c="5"/>-2 ATP</text:p>
      <text:p text:style-name="P4"><text:tab/> <text:s text:c="5"/>-2 NADH,H+</text:p>
      <text:p text:style-name="P4"/>
      <text:p text:style-name="P4"><draw:custom-shape text:anchor-type="paragraph" draw:z-index="0" draw:style-name="gr1" svg:width="2.467cm" svg:height="0.2cm" svg:x="6.364cm" svg:y="0.2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Decarboxylation oxydative:</text:span> pyruvate <text:s text:c="23"/>2acétylCoA+2CO2 <text:s text:c="2"/>et <text:s/>2 NADH,H+</text:p>
      <text:p text:style-name="P4"/>
      <text:p text:style-name="P4"><draw:custom-shape text:anchor-type="paragraph" draw:z-index="1" draw:style-name="gr1" svg:width="4.074cm" svg:height="0.221cm" svg:x="3.26cm" svg:y="0.0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CK</text:span>: <text:s/>2( <text:s text:c="2"/>Acétyl CoA<text:tab/><text:tab/><text:tab/><text:tab/>2CO2 et 1ATP et 3NADH,H++2FADH2)</text:p>
      <text:p text:style-name="P4"/>
      <text:p text:style-name="P4"/>
      <text:p text:style-name="P3">BILAN:</text:p>
      <text:p text:style-name="P3"/>
      <text:p text:style-name="P4">Glc <text:s/>= <text:s/>6CO2 et 4ATP et 10 NADH,H+ et 2FADH2</text:p>
      <text:p text:style-name="P3"/>
      <text:p text:style-name="P3">NRJ:</text:p>
      <text:p text:style-name="P3"/>
      <text:p text:style-name="P4">4ATP et 30 ATP (10 NADH,H+) et 4ATP (2FADH2) =<text:span text:style-name="T3"> 38 ATP</text:span></text:p>
      <text:p text:style-name="P5"/>
      <text:p text:style-name="P5"/>
      <text:p text:style-name="P5"/>
      <text:p text:style-name="P5"/>
      <text:p text:style-name="P2">3.2/STEARATE:</text:p>
      <text:p text:style-name="P2"/>
      <text:p text:style-name="P4">C'es un acide à 18 carbones, saturé.</text:p>
      <text:p text:style-name="P4"/>
      <text:p text:style-name="P4">4°</text:p>
      <text:p text:style-name="P4"/>
      <text:p text:style-name="P4"/>
      <text:p text:style-name="P4"/>
      <text:p text:style-name="P3">Activation:</text:p>
      <text:p text:style-name="P4"><draw:custom-shape text:anchor-type="paragraph" draw:z-index="2" draw:style-name="gr1" svg:width="3.303cm" svg:height="0.133cm" svg:x="1.52cm" svg:y="0.2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stéarate<text:tab/><text:tab/><text:tab/>stéaryl CoA <text:s text:c="2"/>consomme 1 ATP qui est en fait un AMP</text:p>
      <text:p text:style-name="P4"/>
      <text:p text:style-name="P4"><draw:custom-shape text:anchor-type="paragraph" draw:z-index="3" draw:style-name="gr1" svg:width="1.366cm" svg:height="0.133cm" svg:x="4.867cm" svg:y="0.1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Béta oxydation:</text:span> stéryl CoA <text:s text:c="16"/>9 acétyl CoA <text:s/>produite:8 NADH,H+ et 8 FADH2</text:p>
      <text:p text:style-name="P4"/>
      <text:p text:style-name="P3"><draw:custom-shape text:anchor-type="paragraph" draw:z-index="4" draw:style-name="gr1" svg:width="1.851cm" svg:height="0.112cm" svg:x="2.951cm" svg:y="0.1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K<text:span text:style-name="T2">:9 (acétyl CoA<text:tab/><text:tab/>2CO2 <text:s/>produit 1 ATP ET 3 NADH,H+ et 1 FADH2)</text:span></text:p>
      <text:p text:style-name="P4"/>
      <text:p text:style-name="P3">BILAN:</text:p>
      <text:p text:style-name="P4"><draw:custom-shape text:anchor-type="paragraph" draw:z-index="5" draw:style-name="gr1" svg:width="2.204cm" svg:height="0.2cm" svg:x="1.498cm" svg:y="0.13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stéarate<text:tab/><text:tab/>18CO2 consomme2ATP et produit 9 ATP et 35 NADH,H+ et 17 FADH2</text:p>
      <text:p text:style-name="P4"/>
      <text:p text:style-name="P3">NRJ:</text:p>
      <text:p text:style-name="P4">le stéarate pourra etre dségradé par la voie oxydative, les vois métaboliques sont</text:p>
      <text:p text:style-name="P4">4)</text:p>
      <text:p text:style-name="P3"/>
      <text:p text:style-name="P4">-9ATP(CK)</text:p>
      <text:p text:style-name="P4">-105 ATP (35x3)</text:p>
      <text:p text:style-name="P4"><text:soft-page-break/>-34ATP (17x2)</text:p>
      <text:p text:style-name="P4">- <text:s text:c="2"/>-2</text:p>
      <text:p text:style-name="P4">Bilan: 146 ATP</text:p>
      <text:p text:style-name="P4"/>
      <text:p text:style-name="P4">3/Bilan du catabolisme d'un corps cétonique:l'acétoacétate</text:p>
      <text:p text:style-name="P4"/>
      <text:p text:style-name="P4">Acétoacétate est issu de l'acétogénése, il se met en place lors d'une accumulation d'acétoacétate, ces corps cétoniques vont permettre de fournir de l'énergie aux 2 oeganes vitaux (coeur et cerveau) par une voi métabolique qui s'appelle la cétolise elle va permettede refournir au cuer et au cerveau de l'acétyl CoA ces molécules dans ces organes vont regagner le cycle de creps le cycle de creps va former de l'ATP, cO2, NADH, FADH qui pourront être reoxyder par la chaine respiratoire cela n'est possible que dans le coeur et le cerveau. </text:p>
      <text:p text:style-name="P4"/>
      <text:p text:style-name="P4">5)</text:p>
      <text:p text:style-name="P4"/>
      <text:p text:style-name="P4"/>
      <text:p text:style-name="P4"/>
      <text:p text:style-name="P4">-2ATP (CK)</text:p>
      <text:p text:style-name="P4">-18 ATP (6NADH,H+)</text:p>
      <text:p text:style-name="P4">-4 ATP (2FADH2)</text:p>
      <text:p text:style-name="P4">Bilan: 24 ATP cela permet de maintenir le coeur et le cerveau en activité minimal</text:p>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5-16T10:06:42</meta:creation-date>
    <dc:date>2011-05-30T08:43:25</dc:date>
    <dc:creator>robin margier</dc:creator>
    <meta:editing-duration>PT02H08M23S</meta:editing-duration>
    <meta:editing-cycles>3</meta:editing-cycles>
    <meta:generator>OpenOffice.org/3.2$Unix OpenOffice.org_project/320m18$Build-9502</meta:generator>
    <meta:document-statistic meta:table-count="0" meta:image-count="0" meta:object-count="0" meta:page-count="3" meta:paragraph-count="42" meta:word-count="873" meta:character-count="5265"/>
  </office:meta>
</office:document-meta>
</file>